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50%" fo:text-align="justify" style:justify-single-word="false" fo:text-indent="4.001cm" style:auto-text-indent="true" fo:background-color="transparent" style:writing-mode="page"/>
      <style:text-properties style:font-name="Arial" fo:font-size="12pt" officeooo:rsid="00065cd6" officeooo:paragraph-rsid="000603e0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499cm" loext:contextual-spacing="false" fo:line-height="150%" fo:text-align="justify" style:justify-single-word="false" fo:text-indent="4.001cm" style:auto-text-indent="true" style:writing-mode="page"/>
      <style:text-properties style:font-name="Arial" officeooo:rsid="00065cd6" officeooo:paragraph-rsid="000603e0"/>
    </style:style>
    <style:style style:name="P3" style:family="paragraph" style:parent-style-name="Standard">
      <style:paragraph-properties fo:margin-left="0cm" fo:margin-right="0cm" fo:margin-top="0cm" fo:margin-bottom="0.499cm" loext:contextual-spacing="false" fo:line-height="150%" fo:text-align="justify" style:justify-single-word="false" fo:text-indent="4.001cm" style:auto-text-indent="true" style:writing-mode="page"/>
      <style:text-properties style:font-name="Arial" officeooo:rsid="000ca769" officeooo:paragraph-rsid="000603e0"/>
    </style:style>
    <style:style style:name="T1" style:family="text">
      <style:text-properties fo:font-variant="normal" fo:text-transform="none" fo:color="#212121" fo:letter-spacing="normal" fo:font-style="normal" fo:font-weight="normal"/>
    </style:style>
    <style:style style:name="T2" style:family="text">
      <style:text-properties fo:font-variant="normal" fo:text-transform="none" fo:color="#212121" fo:letter-spacing="normal" fo:font-style="normal" fo:font-weight="normal" officeooo:rsid="0010b6b9"/>
    </style:style>
    <style:style style:name="T3" style:family="text">
      <style:text-properties fo:font-variant="normal" fo:text-transform="none" fo:color="#212121" fo:letter-spacing="normal" fo:font-style="normal" fo:font-weight="normal" officeooo:rsid="000e301c"/>
    </style:style>
    <style:style style:name="T4" style:family="text">
      <style:text-properties fo:font-variant="normal" fo:text-transform="none" fo:color="#212121" fo:letter-spacing="normal" fo:font-style="normal" fo:font-weight="normal" officeooo:rsid="000d6b18"/>
    </style:style>
    <style:style style:name="T5" style:family="text">
      <style:text-properties fo:font-variant="normal" fo:text-transform="none" fo:color="#212121" fo:letter-spacing="normal" fo:font-style="normal" fo:font-weight="normal" officeooo:rsid="00074704"/>
    </style:style>
    <style:style style:name="T6" style:family="text">
      <style:text-properties fo:font-variant="normal" fo:text-transform="none" fo:color="#212121" fo:letter-spacing="normal" fo:font-style="normal" fo:font-weight="normal" officeooo:rsid="00095961"/>
    </style:style>
    <style:style style:name="T7" style:family="text">
      <style:text-properties fo:font-variant="normal" fo:text-transform="none" fo:color="#212121" fo:letter-spacing="normal" fo:font-style="normal" fo:font-weight="normal" officeooo:rsid="000d9e54"/>
    </style:style>
    <style:style style:name="T8" style:family="text">
      <style:text-properties fo:font-variant="normal" fo:text-transform="none" fo:color="#212121" fo:letter-spacing="normal" fo:font-style="normal" fo:font-weight="normal" officeooo:rsid="000ab655"/>
    </style:style>
    <style:style style:name="T9" style:family="text">
      <style:text-properties fo:font-variant="normal" fo:text-transform="none" fo:color="#212121" fo:letter-spacing="normal" fo:font-style="normal" fo:font-weight="normal" officeooo:rsid="000e26f4"/>
    </style:style>
    <style:style style:name="T10" style:family="text">
      <style:text-properties fo:font-variant="normal" fo:text-transform="none" fo:color="#212121" fo:letter-spacing="normal" fo:font-style="normal" fo:font-weight="normal" officeooo:rsid="00102dbc"/>
    </style:style>
    <style:style style:name="T11" style:family="text">
      <style:text-properties fo:font-variant="normal" fo:text-transform="none" fo:color="#212121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12121" fo:font-size="12pt" fo:letter-spacing="normal" fo:font-style="normal" fo:font-weight="normal" officeooo:rsid="00067a9f" style:font-size-asian="12pt" style:font-size-complex="12pt"/>
    </style:style>
    <style:style style:name="T13" style:family="text">
      <style:text-properties fo:font-variant="normal" fo:text-transform="none" fo:color="#212121" fo:font-size="12pt" fo:letter-spacing="normal" fo:font-style="normal" fo:font-weight="normal" officeooo:rsid="000a1e5b" style:font-size-asian="12pt" style:font-size-complex="12pt"/>
    </style:style>
    <style:style style:name="T14" style:family="text">
      <style:text-properties fo:font-variant="normal" fo:text-transform="none" fo:color="#212121" fo:font-size="12pt" fo:letter-spacing="normal" fo:font-style="normal" fo:font-weight="normal" officeooo:rsid="000b7048" style:font-size-asian="12pt" style:font-size-complex="12pt"/>
    </style:style>
    <style:style style:name="T15" style:family="text">
      <style:text-properties fo:font-variant="normal" fo:text-transform="none" fo:color="#212121" fo:font-size="12pt" fo:letter-spacing="normal" fo:font-style="normal" fo:font-weight="normal" officeooo:rsid="000d6b18" style:font-size-asian="12pt" style:font-size-complex="12pt"/>
    </style:style>
    <style:style style:name="T16" style:family="text">
      <style:text-properties fo:font-variant="normal" fo:text-transform="none" fo:color="#212121" fo:font-size="12pt" fo:letter-spacing="normal" fo:font-style="normal" fo:font-weight="normal" officeooo:rsid="000b0dbe" style:font-size-asian="12pt" style:font-size-complex="12pt"/>
    </style:style>
    <style:style style:name="T17" style:family="text">
      <style:text-properties fo:font-variant="normal" fo:text-transform="none" fo:color="#212121" fo:font-size="12pt" fo:letter-spacing="normal" fo:font-style="normal" fo:font-weight="normal" officeooo:rsid="000e301c" style:font-size-asian="12pt" style:font-size-complex="12pt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603e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8">1</text:span><text:span text:style-name="T19">2</text:span><text:span text:style-name="T18">. </text:span><text:span text:style-name="T19">Lista de Características – (Descrição de cada Característica)</text:span></text:p>
      <text:p text:style-name="P2"><text:span text:style-name="T12">A </text:span><text:span text:style-name="T13">empresa Lanchonete Titans de Ouro foi inaugurada em 30/04/2010, </text:span><text:span text:style-name="T14">com sede nesta capital a Avenida Rudge número 430, Barra Funda. Quando da inauguração, a Lanchonete Titans de Ouro era </text:span><text:span text:style-name="T13">uma empresa familiar, pois tinha como sócios o Sr. Uelinton Mendes de Matos e outros dois irmãos, que não mais pertencem ao quadro societário, sendo </text:span><text:span text:style-name="T14">os dois </text:span><text:span text:style-name="T11">sócios</text:span><text:span text:style-name="T14"> </text:span><text:span text:style-name="T13">substituídos por outros dois, permanecendo o Sr. Uelinton </text:span><text:span text:style-name="T15">que é o gerente do estabelecimento</text:span><text:span text:style-name="T13">.</text:span></text:p>
      <text:p text:style-name="P2"><text:span text:style-name="T14">A empresa </text:span><text:span text:style-name="T13">é </text:span><text:span text:style-name="T16">prestadora de serviço </text:span><text:span text:style-name="T13">do ramo alimentício e a atividade principal </text:span><text:span text:style-name="T14">consiste em </text:span><text:span text:style-name="T13">preparar e servir lanches e refeições</text:span><text:span text:style-name="T15">, bem como a revenda de bebidas em geral.</text:span></text:p>
      <text:p text:style-name="P3"><text:span text:style-name="T15">O </text:span><text:span text:style-name="T11">horário de funcionamento da lanchonete </text:span><text:span text:style-name="T17">é</text:span><text:span text:style-name="T11">: </text:span><text:span text:style-name="T17">de </text:span><text:span text:style-name="T11">segunda-feira à quinta-feira, das 05h00 às 22h00, </text:span><text:span text:style-name="T17">às </text:span><text:span text:style-name="T11">sexta</text:span><text:span text:style-name="T17">s</text:span><text:span text:style-name="T11">-feira</text:span><text:span text:style-name="T17">s,</text:span><text:span text:style-name="T11"> </text:span><text:span text:style-name="T17">das 05h00 às 24h00; e aos sábados, das 06h00 às 22h00. </text:span></text:p>
      <text:p text:style-name="P1"><text:span text:style-name="T1">Os clientes da</text:span><text:span text:style-name="T4"> </text:span><text:span text:style-name="T1">lanchonete são trabalhadores do bairro que antes de começarem os respectivos turnos de trabalho passam na lanchonete para tomarem café da manhã, fazerem suas refeições no horário do almoço </text:span><text:span text:style-name="T5">e também para o “happy-hour” após as jornadas de trabalho</text:span><text:span text:style-name="T1">. </text:span><text:span text:style-name="T5">No período noturno, a lanchonete também é frequentada por alunos da Faculdade Impacta, tendo em vista a lanchonete ser bem próximo ao </text:span><text:span text:style-name="T6">referido</text:span><text:span text:style-name="T5"> Estabelecimento de Ensino.</text:span></text:p>
      <text:p text:style-name="P1"><text:span text:style-name="T4">Como administrador do empreendimento, o Sr. Uelinton tem como responsabilidades a supervisão do atendimento, </text:span><text:span text:style-name="T7">o gerenciamento da parte financeira, pagamento de funcionários e controle de estoque.</text:span></text:p>
      <text:p text:style-name="P1"><text:span text:style-name="T7">O cliente informou que tem dificuldade no armazenamento de informações sobre: os meios de recebimentos, </text:span><text:span text:style-name="T5">espécie,</text:span><text:span text:style-name="T7"> cartão de crédito, cartão de débito, vouchers </text:span><text:span text:style-name="T5">(vale refeição, ticket restaurante etc)</text:span><text:span text:style-name="T7">; controle de estoque </text:span><text:span text:style-name="T8">e</text:span><text:span text:style-name="T7"> </text:span><text:span text:style-name="T9">de </text:span><text:span text:style-name="T7">despesas; e </text:span><text:span text:style-name="T10">com </text:span><text:span text:style-name="T7">a folha de pagamento.</text:span></text:p>
      <text:p text:style-name="P1"><text:span text:style-name="T2">O cliente também relatou que o controle dos pedidos feitos pelos </text:span><text:span text:style-name="T3">frequentadores</text:span><text:span text:style-name="T2"> e do consumo é realizado por </text:span><text:span text:style-name="T3">meio de </text:span><text:span text:style-name="T2">comandas. E os demais controles são feitos através de anotações em folhas de papéis que são guardadas em pas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7:49:08.276688410</meta:creation-date>
    <dc:date>2018-10-22T18:40:44.411989367</dc:date>
    <meta:editing-duration>PT51M3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310" meta:character-count="1962" meta:non-whitespace-character-count="1658"/>
  </office:meta>
</office:document-meta>
</file>